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3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owerpoint Karaok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omputer Science Edi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4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5" draw:layer="layout" svg:width="18.313cm" svg:height="10.147cm" svg:x="4.903cm" svg:y="3.685cm" presentation:class="outline" presentation:user-transformed="true">
          <draw:text-box>
            <text:list text:style-name="L1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4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5" draw:layer="layout" svg:width="18.313cm" svg:height="10.147cm" svg:x="4.903cm" svg:y="3.685cm" presentation:class="outline" presentation:user-transformed="true">
          <draw:text-box>
            <text:list text:style-name="L1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4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5" draw:layer="layout" svg:width="18.313cm" svg:height="10.147cm" svg:x="4.903cm" svg:y="3.685cm" presentation:class="outline" presentation:user-transformed="true">
          <draw:text-box>
            <text:list text:style-name="L1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presentation:style-name="pr4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5" draw:layer="layout" svg:width="18.313cm" svg:height="10.147cm" svg:x="4.903cm" svg:y="3.685cm" presentation:class="outline" presentation:user-transformed="true">
          <draw:text-box>
            <text:list text:style-name="L1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4" draw:layer="layout" svg:width="18.313cm" svg:height="2.63cm" svg:x="4.903cm" svg:y="0.627cm" presentation:class="title" presentation:user-transformed="true">
          <draw:text-box>
            <text:p>Slide 4</text:p>
          </draw:text-box>
        </draw:frame>
        <draw:frame presentation:style-name="pr5" draw:layer="layout" svg:width="18.313cm" svg:height="10.147cm" svg:x="4.903cm" svg:y="3.685cm" presentation:class="outline" presentation:user-transformed="true">
          <draw:text-box>
            <text:list text:style-name="L1">
              <text:list-item>
                <text:p>Text for slide 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8T12:15:33.732702582</meta:creation-date>
    <dc:date>2024-06-28T12:17:20.989616310</dc:date>
    <meta:editing-duration>PT1M50S</meta:editing-duration>
    <meta:editing-cycles>1</meta:editing-cycles>
    <meta:generator>LibreOffice/7.3.7.2$Linux_X86_64 LibreOffice_project/30$Build-2</meta:generator>
    <meta:document-statistic meta:object-count="45"/>
  </office:meta>
</office:document-meta>
</file>